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0b7" officeooo:paragraph-rsid="000930b7"/>
    </style:style>
    <style:style style:name="P2" style:family="paragraph" style:parent-style-name="Standard">
      <style:text-properties officeooo:rsid="000a9c69" officeooo:paragraph-rsid="000a9c69"/>
    </style:style>
    <style:style style:name="P3" style:family="paragraph" style:parent-style-name="Standard">
      <style:text-properties fo:font-size="14pt" fo:font-weight="bold" officeooo:rsid="000930b7" officeooo:paragraph-rsid="000930b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a9c69" officeooo:paragraph-rsid="000a9c6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9b65" officeooo:paragraph-rsid="000b9b6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d912f" officeooo:paragraph-rsid="000d912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219e8" officeooo:paragraph-rsid="001219e8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b9b65" officeooo:paragraph-rsid="000b9b65"/>
    </style:style>
    <style:style style:name="P9" style:family="paragraph" style:parent-style-name="Standard">
      <style:text-properties style:font-name="Liberation Mono" fo:font-size="10pt" fo:font-weight="normal" officeooo:rsid="000d912f" officeooo:paragraph-rsid="000d912f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0d912f" officeooo:paragraph-rsid="001219e8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0f1c54" officeooo:paragraph-rsid="000f1c54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10d8e0" officeooo:paragraph-rsid="0010d8e0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Liberation Mono" fo:font-size="10pt" officeooo:rsid="000b9b65" officeooo:paragraph-rsid="000b9b65" style:font-size-asian="10pt" style:font-size-complex="10pt"/>
    </style:style>
    <style:style style:name="P14" style:family="paragraph" style:parent-style-name="Standard">
      <style:text-properties style:font-name="Liberation Mono" fo:font-size="10pt" officeooo:rsid="001219e8" officeooo:paragraph-rsid="001219e8" style:font-size-asian="10pt" style:font-size-complex="10pt"/>
    </style:style>
    <style:style style:name="P15" style:family="paragraph" style:parent-style-name="Standard">
      <style:text-properties style:font-name="Liberation Mono" fo:font-size="10pt" officeooo:rsid="00128a72" officeooo:paragraph-rsid="00128a72" style:font-size-asian="10pt" style:font-size-complex="10pt"/>
    </style:style>
    <style:style style:name="P16" style:family="paragraph" style:parent-style-name="Standard">
      <style:text-properties style:font-name="Liberation Mono" fo:font-size="10pt" officeooo:rsid="0013a8e6" officeooo:paragraph-rsid="0013a8e6" style:font-size-asian="10pt" style:font-size-complex="10pt"/>
    </style:style>
    <style:style style:name="P17" style:family="paragraph" style:parent-style-name="Standard">
      <style:text-properties officeooo:rsid="000d912f" officeooo:paragraph-rsid="000d912f"/>
    </style:style>
    <style:style style:name="P18" style:family="paragraph" style:parent-style-name="Standard">
      <style:text-properties officeooo:rsid="001219e8" officeooo:paragraph-rsid="001219e8"/>
    </style:style>
    <style:style style:name="P19" style:family="paragraph" style:parent-style-name="Preformatted_20_Text">
      <style:text-properties officeooo:rsid="000930b7" officeooo:paragraph-rsid="000930b7"/>
    </style:style>
    <style:style style:name="P20" style:family="paragraph" style:parent-style-name="Preformatted_20_Text">
      <style:text-properties officeooo:rsid="000b9b65" officeooo:paragraph-rsid="000b9b65"/>
    </style:style>
    <style:style style:name="P21" style:family="paragraph" style:parent-style-name="Preformatted_20_Text">
      <style:text-properties officeooo:rsid="000d912f" officeooo:paragraph-rsid="000d912f"/>
    </style:style>
    <style:style style:name="P22" style:family="paragraph" style:parent-style-name="Preformatted_20_Text">
      <style:paragraph-properties fo:margin-top="0in" fo:margin-bottom="0.1965in" style:contextual-spacing="false"/>
    </style:style>
    <style:style style:name="P23" style:family="paragraph" style:parent-style-name="Standard">
      <style:text-properties style:font-name="Liberation Mono" fo:font-size="10pt" fo:font-weight="normal" officeooo:rsid="00146378" officeooo:paragraph-rsid="00146378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normal" officeooo:rsid="00146378" officeooo:paragraph-rsid="0015971e" style:font-size-asian="10pt" style:font-weight-asian="normal" style:font-size-complex="10pt" style:font-weight-complex="normal"/>
    </style:style>
    <style:style style:name="T1" style:family="text">
      <style:text-properties officeooo:rsid="001219e8"/>
    </style:style>
    <style:style style:name="T2" style:family="text">
      <style:text-properties officeooo:rsid="00128a72"/>
    </style:style>
    <style:style style:name="T3" style:family="text">
      <style:text-properties officeooo:rsid="001597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tform Configuration</text:p>
      <text:p text:style-name="P1"/>
      <text:p text:style-name="P1">Ubuntu 14.04</text:p>
      <text:p text:style-name="P1">QGIS 2.6.0 Brighton</text:p>
      <text:p text:style-name="P1">Python 2.7.6 (default with Ubuntu 14.04)</text:p>
      <text:p text:style-name="P1"/>
      <text:p text:style-name="P1"/>
      <text:p text:style-name="P3">Installing QGIS</text:p>
      <text:p text:style-name="P1"/>
      <text:p text:style-name="P1">The debian repository keeps old versions of QGIS, so use the ubuntuqgis install.</text:p>
      <text:p text:style-name="P1"/>
      <text:p text:style-name="P19">sudo apt-get install python-software-properties</text:p>
      <text:p text:style-name="Preformatted_20_Text">sudo add-apt-repository ppa:ubuntugis/ubuntugis-unstable</text:p>
      <text:p text:style-name="Preformatted_20_Text">sudo apt-get update</text:p>
      <text:p text:style-name="P22">sudo apt-get install qgis python-qgis qgis-plugin-grass</text:p>
      <text:p text:style-name="P1"/>
      <text:p text:style-name="P4">Installing QGIS Python Plugin Manually</text:p>
      <text:p text:style-name="P2"/>
      <text:p text:style-name="P2">/home/&lt;username&gt;/.qgis2/python/plugins</text:p>
      <text:p text:style-name="P2"/>
      <text:p text:style-name="P5">Installing Git</text:p>
      <text:p text:style-name="P8"/>
      <text:p text:style-name="P20"><text:span text:style-name="Source_20_Text">sudo apt-get update</text:span></text:p>
      <text:p text:style-name="P22"><text:span text:style-name="Source_20_Text">sudo apt-get install git</text:span></text:p>
      <text:p text:style-name="P8">clone the repository</text:p>
      <text:p text:style-name="P8"/>
      <text:p text:style-name="P13">git clone <text:a xlink:type="simple" xlink:href="https://github.com/EdFarrell/250MilesCrossingPhila.git">https://github.com/EdFarrell/250MilesCrossingPhila.git</text:a></text:p>
      <text:p text:style-name="P13"/>
      <text:p text:style-name="P14"># commit</text:p>
      <text:p text:style-name="P14">$ git commit -a</text:p>
      <text:p text:style-name="P14">$ git commit -a -m "Initial import"</text:p>
      <text:p text:style-name="P14"/>
      <text:p text:style-name="P14"># git log</text:p>
      <text:p text:style-name="P14">$ git log</text:p>
      <text:p text:style-name="P14"/>
      <text:p text:style-name="P14"># <text:span text:style-name="T2">git status</text:span></text:p>
      <text:p text:style-name="P15">$ git status</text:p>
      <text:p text:style-name="P15"/>
      <text:p text:style-name="P16"># git diff</text:p>
      <text:p text:style-name="P16">git diff</text:p>
      <text:p text:style-name="P15"/>
      <text:p text:style-name="P15"># git add to staging</text:p>
      <text:p text:style-name="P15">$ git add</text:p>
      <text:p text:style-name="P15"/>
      <text:p text:style-name="P8"/>
      <text:p text:style-name="P6">Install python pip and get some extra modules</text:p>
      <text:p text:style-name="P17"/>
      <text:p text:style-name="P21">sudo apt-get install python-setuptools</text:p>
      <text:p text:style-name="P9">sudo easy_install pip</text:p>
      <text:p text:style-name="P9">sudo easy_install pip</text:p>
      <text:p text:style-name="P11">sudo pip install gpxpy</text:p>
      <text:p text:style-name="P11"><text:soft-page-break/>sudo pip install simplekml</text:p>
      <text:p text:style-name="P12">sudo apt-get install python-scipy</text:p>
      <text:p text:style-name="P9"/>
      <text:p text:style-name="P7">pyqt4-dev-tools</text:p>
      <text:p text:style-name="P18"/>
      <text:p text:style-name="P18">To have the ability to comple the Qt made UI into python code we must install the pyqt4-dev-tools package to be able to run “pyuic4” and “pyrcc4”</text:p>
      <text:p text:style-name="P18"/>
      <text:p text:style-name="P10">sudo <text:span text:style-name="T1">apt-get install pyqt4-dev-tools</text:span></text:p>
      <text:p text:style-name="P10"/>
      <text:p text:style-name="P23"># run this from the osgeo console or linux terminal</text:p>
      <text:p text:style-name="P24">pyuic4 -o "<text:span text:style-name="T3">/home/ed/.qgis2/python/plugins/MilkMachine/</text:span>ui_milkmachine.py" "<text:span text:style-name="T3">/home/ed/.qgis2/python/plugins/MilkMachine/</text:span>ui_milkmachine.ui"</text:p>
      <text:p text:style-name="P24">pyrcc4 -o "<text:span text:style-name="T3">/home/ed/.qgis2/python/plugins/MilkMachine/</text:span>resources_rc.py" "<text:span text:style-name="T3">/home/ed/.qgis2/python/plugins/MilkMachine/</text:span>resources.qrc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0:30:58.780974181</meta:creation-date>
    <dc:date>2014-11-25T22:08:21.556638838</dc:date>
    <meta:editing-duration>PT24M45S</meta:editing-duration>
    <meta:editing-cycles>8</meta:editing-cycles>
    <meta:generator>LibreOffice/4.2.6.3$Linux_X86_64 LibreOffice_project/420m0$Build-3</meta:generator>
    <dc:creator>Ed Farrell</dc:creator>
    <meta:document-statistic meta:table-count="0" meta:image-count="0" meta:object-count="0" meta:page-count="2" meta:paragraph-count="41" meta:word-count="183" meta:character-count="1448" meta:non-whitespace-character-count="1304"/>
  </office:meta>
</office:document-meta>
</file>